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97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965in"/>
    </style:style>
    <style:style style:name="co6" style:family="table-column">
      <style:table-column-properties fo:break-before="auto" style:column-width="5.202in"/>
    </style:style>
    <style:style style:name="co7" style:family="table-column">
      <style:table-column-properties fo:break-before="auto" style:column-width="7.5728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Flag</text:p>
          </table:table-cell>
          <table:table-cell table:style-name="ce1" office:value-type="string">
            <text:p>En-US</text:p>
          </table:table-cell>
          <table:table-cell table:style-name="ce1" office:value-type="string">
            <text:p>Pg-US</text:p>
          </table:table-cell>
        </table:table-row>
        <table:table-row table:style-name="ro1">
          <table:table-cell table:style-name="ce2" office:value-type="string">
            <text:p>$ITEM_ARMOR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Moraray</text:p>
          </table:table-cell>
        </table:table-row>
        <table:table-row table:style-name="ro1">
          <table:table-cell table:style-name="ce2" office:value-type="string">
            <text:p>$ITEM_LIGHT_ARMOR</text:p>
          </table:table-cell>
          <table:table-cell table:style-name="ce2" office:value-type="string">
            <text:p>Light Armor</text:p>
          </table:table-cell>
          <table:table-cell table:style-name="ce2" office:value-type="string">
            <text:p>Ightlay Moraray</text:p>
          </table:table-cell>
        </table:table-row>
        <table:table-row table:style-name="ro1">
          <table:table-cell office:value-type="string">
            <text:p>$ITEM_SACK</text:p>
          </table:table-cell>
          <table:table-cell office:value-type="string">
            <text:p>Sackloth</text:p>
          </table:table-cell>
          <table:table-cell office:value-type="string">
            <text:p>Acklothsay</text:p>
          </table:table-cell>
        </table:table-row>
        <table:table-row table:style-name="ro1">
          <table:table-cell office:value-type="string">
            <text:p>$ITEM_HIDE</text:p>
          </table:table-cell>
          <table:table-cell office:value-type="string">
            <text:p>Hide</text:p>
          </table:table-cell>
          <table:table-cell office:value-type="string">
            <text:p>Idehay</text:p>
          </table:table-cell>
        </table:table-row>
        <table:table-row table:style-name="ro1">
          <table:table-cell office:value-type="string">
            <text:p>$ITEM_CHIEF</text:p>
          </table:table-cell>
          <table:table-cell office:value-type="string">
            <text:p>Chieftan's Tunic</text:p>
          </table:table-cell>
          <table:table-cell office:value-type="string">
            <text:p>Ieftanchay's Tunicay</text:p>
          </table:table-cell>
        </table:table-row>
        <table:table-row table:style-name="ro1">
          <table:table-cell office:value-type="string">
            <text:p>$ITEM_WOOL</text:p>
          </table:table-cell>
          <table:table-cell office:value-type="string">
            <text:p>Heavy Wool Tunic</text:p>
          </table:table-cell>
          <table:table-cell office:value-type="string">
            <text:p>Eavyhay Oolway Unictay</text:p>
          </table:table-cell>
        </table:table-row>
        <table:table-row table:style-name="ro1">
          <table:table-cell office:value-type="string">
            <text:p>$ITEM_TIGER</text:p>
          </table:table-cell>
          <table:table-cell office:value-type="string">
            <text:p>Tiger Skin Vest</text:p>
          </table:table-cell>
          <table:table-cell office:value-type="string">
            <text:p>Igertay Kinsay Estvay</text:p>
          </table:table-cell>
        </table:table-row>
        <table:table-row table:style-name="ro1">
          <table:table-cell office:value-type="string">
            <text:p>$ITEM_FUR</text:p>
          </table:table-cell>
          <table:table-cell office:value-type="string">
            <text:p>Fur</text:p>
          </table:table-cell>
          <table:table-cell office:value-type="string">
            <text:p>Urfay</text:p>
          </table:table-cell>
        </table:table-row>
        <table:table-row table:style-name="ro1">
          <table:table-cell office:value-type="string">
            <text:p>$ITEM_OZIM</text:p>
          </table:table-cell>
          <table:table-cell office:value-type="string">
            <text:p>Ozimal's Coat</text:p>
          </table:table-cell>
          <table:table-cell office:value-type="string">
            <text:p>Imalozay's Oatcay</text:p>
          </table:table-cell>
        </table:table-row>
        <table:table-row table:style-name="ro1">
          <table:table-cell office:value-type="string">
            <text:p>$ITEM_LEATH</text:p>
          </table:table-cell>
          <table:table-cell office:value-type="string">
            <text:p>Leather Coat</text:p>
          </table:table-cell>
          <table:table-cell office:value-type="string">
            <text:p>Eatherlay Oatcay</text:p>
          </table:table-cell>
        </table:table-row>
        <table:table-row table:style-name="ro1">
          <table:table-cell office:value-type="string">
            <text:p>$ITEM_WARMONK</text:p>
          </table:table-cell>
          <table:table-cell office:value-type="string">
            <text:p>Warrior Monk's Habit</text:p>
          </table:table-cell>
          <table:table-cell office:value-type="string">
            <text:p>Arriorway Onkmay's Abithay</text:p>
          </table:table-cell>
        </table:table-row>
        <table:table-row table:style-name="ro1">
          <table:table-cell office:value-type="string">
            <text:p>$ITEM_WOOL</text:p>
          </table:table-cell>
          <table:table-cell office:value-type="string">
            <text:p>Wool Gambeson</text:p>
          </table:table-cell>
          <table:table-cell office:value-type="string">
            <text:p>Oolway Ambesongay</text:p>
          </table:table-cell>
        </table:table-row>
        <table:table-row table:style-name="ro1">
          <table:table-cell office:value-type="string">
            <text:p>$ITEM_ASSN</text:p>
          </table:table-cell>
          <table:table-cell office:value-type="string">
            <text:p>Assassin's Folly</text:p>
          </table:table-cell>
          <table:table-cell office:value-type="string">
            <text:p>Assinassay's Ollyfay</text:p>
          </table:table-cell>
        </table:table-row>
        <table:table-row table:style-name="ro1">
          <table:table-cell office:value-type="string">
            <text:p>$ITEM_SILK</text:p>
          </table:table-cell>
          <table:table-cell office:value-type="string">
            <text:p>Silk Gambeson</text:p>
          </table:table-cell>
          <table:table-cell office:value-type="string">
            <text:p>Ilksay Ambesongay</text:p>
          </table:table-cell>
        </table:table-row>
        <table:table-row table:style-name="ro1">
          <table:table-cell office:value-type="string">
            <text:p>$ITEM_ARCH</text:p>
          </table:table-cell>
          <table:table-cell office:value-type="string">
            <text:p>Master of Archers</text:p>
          </table:table-cell>
          <table:table-cell office:value-type="string">
            <text:p>Astermay of Erarchays</text:p>
          </table:table-cell>
        </table:table-row>
        <table:table-row table:style-name="ro1">
          <table:table-cell office:value-type="string">
            <text:p>$ITEM_PLAT</text:p>
          </table:table-cell>
          <table:table-cell office:value-type="string">
            <text:p>The Platinum Fleece</text:p>
          </table:table-cell>
          <table:table-cell office:value-type="string">
            <text:p>The Latinumpay Leecefay</text:p>
          </table:table-cell>
        </table:table-row>
        <table:table-row table:style-name="ro1">
          <table:table-cell office:value-type="string">
            <text:p>$ITEM_SACK+</text:p>
          </table:table-cell>
          <table:table-cell office:value-type="string">
            <text:p>Sackloth+</text:p>
          </table:table-cell>
          <table:table-cell office:value-type="string">
            <text:p>Acklothsay+</text:p>
          </table:table-cell>
        </table:table-row>
        <table:table-row table:style-name="ro1">
          <table:table-cell office:value-type="string">
            <text:p>$ITEM_HIDE+</text:p>
          </table:table-cell>
          <table:table-cell office:value-type="string">
            <text:p>Hide+</text:p>
          </table:table-cell>
          <table:table-cell office:value-type="string">
            <text:p>Idehay+</text:p>
          </table:table-cell>
        </table:table-row>
        <table:table-row table:style-name="ro1">
          <table:table-cell office:value-type="string">
            <text:p>$ITEM_CHIEF+</text:p>
          </table:table-cell>
          <table:table-cell office:value-type="string">
            <text:p>Chieftan's Tunic+</text:p>
          </table:table-cell>
          <table:table-cell office:value-type="string">
            <text:p>Ieftanchay's Tunicay+</text:p>
          </table:table-cell>
        </table:table-row>
        <table:table-row table:style-name="ro1">
          <table:table-cell office:value-type="string">
            <text:p>$ITEM_WOOL+</text:p>
          </table:table-cell>
          <table:table-cell office:value-type="string">
            <text:p>Heavy Wool Tunic+</text:p>
          </table:table-cell>
          <table:table-cell office:value-type="string">
            <text:p>Eavyhay Oolway Unictay+</text:p>
          </table:table-cell>
        </table:table-row>
        <table:table-row table:style-name="ro1">
          <table:table-cell office:value-type="string">
            <text:p>$ITEM_TIGER+</text:p>
          </table:table-cell>
          <table:table-cell office:value-type="string">
            <text:p>Tiger Skin Vest+</text:p>
          </table:table-cell>
          <table:table-cell office:value-type="string">
            <text:p>Igertay Kinsay Estvay+</text:p>
          </table:table-cell>
        </table:table-row>
        <table:table-row table:style-name="ro1">
          <table:table-cell office:value-type="string">
            <text:p>$ITEM_FUR+</text:p>
          </table:table-cell>
          <table:table-cell office:value-type="string">
            <text:p>Fur+</text:p>
          </table:table-cell>
          <table:table-cell office:value-type="string">
            <text:p>Urfay+</text:p>
          </table:table-cell>
        </table:table-row>
        <table:table-row table:style-name="ro1">
          <table:table-cell office:value-type="string">
            <text:p>$ITEM_OZIM+</text:p>
          </table:table-cell>
          <table:table-cell office:value-type="string">
            <text:p>Ozimal's Coat+</text:p>
          </table:table-cell>
          <table:table-cell office:value-type="string">
            <text:p>Imalozay's Oatcay+</text:p>
          </table:table-cell>
        </table:table-row>
        <table:table-row table:style-name="ro1">
          <table:table-cell office:value-type="string">
            <text:p>$ITEM_LEATH+</text:p>
          </table:table-cell>
          <table:table-cell office:value-type="string">
            <text:p>Leather Coat+</text:p>
          </table:table-cell>
          <table:table-cell office:value-type="string">
            <text:p>Eatherlay Oatcay+</text:p>
          </table:table-cell>
        </table:table-row>
        <table:table-row table:style-name="ro1">
          <table:table-cell office:value-type="string">
            <text:p>$ITEM_WARMONK+</text:p>
          </table:table-cell>
          <table:table-cell office:value-type="string">
            <text:p>Warrior Monk's Habit+</text:p>
          </table:table-cell>
          <table:table-cell office:value-type="string">
            <text:p>Arriorway Onkmay's Abithay+</text:p>
          </table:table-cell>
        </table:table-row>
        <table:table-row table:style-name="ro1">
          <table:table-cell office:value-type="string">
            <text:p>$ITEM_WOOL+</text:p>
          </table:table-cell>
          <table:table-cell office:value-type="string">
            <text:p>Wool Gambeson+</text:p>
          </table:table-cell>
          <table:table-cell office:value-type="string">
            <text:p>Oolway Ambesongay+</text:p>
          </table:table-cell>
        </table:table-row>
        <table:table-row table:style-name="ro1">
          <table:table-cell office:value-type="string">
            <text:p>$ITEM_ASSN+</text:p>
          </table:table-cell>
          <table:table-cell office:value-type="string">
            <text:p>Assassin's Folly+</text:p>
          </table:table-cell>
          <table:table-cell office:value-type="string">
            <text:p>Assinassay's Ollyfay+</text:p>
          </table:table-cell>
        </table:table-row>
        <table:table-row table:style-name="ro1">
          <table:table-cell office:value-type="string">
            <text:p>$ITEM_SILK+</text:p>
          </table:table-cell>
          <table:table-cell office:value-type="string">
            <text:p>Silk Gambeson+</text:p>
          </table:table-cell>
          <table:table-cell office:value-type="string">
            <text:p>Ilksay Ambesongay+</text:p>
          </table:table-cell>
        </table:table-row>
        <table:table-row table:style-name="ro1">
          <table:table-cell office:value-type="string">
            <text:p>$ITEM_ARCH+</text:p>
          </table:table-cell>
          <table:table-cell office:value-type="string">
            <text:p>Master of Archers+</text:p>
          </table:table-cell>
          <table:table-cell office:value-type="string">
            <text:p>Astermay of Erarchays+</text:p>
          </table:table-cell>
        </table:table-row>
        <table:table-row table:style-name="ro1">
          <table:table-cell office:value-type="string">
            <text:p>$ITEM_PLAT+</text:p>
          </table:table-cell>
          <table:table-cell office:value-type="string">
            <text:p>The Platinum Fleece+</text:p>
          </table:table-cell>
          <table:table-cell office:value-type="string">
            <text:p>The Latinumpay Leecefay+</text:p>
          </table:table-cell>
        </table:table-row>
      </table:table>
      <table:table table:name="Cutscen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Flag</text:p>
          </table:table-cell>
          <table:table-cell table:style-name="ce1" office:value-type="string">
            <text:p>En-US</text:p>
          </table:table-cell>
          <table:table-cell table:style-name="ce1" office:value-type="string">
            <text:p>Pg-US</text:p>
          </table:table-cell>
        </table:table-row>
        <table:table-row table:style-name="ro1">
          <table:table-cell office:value-type="string">
            <text:p>$OPENING_TITLE</text:p>
          </table:table-cell>
          <table:table-cell office:value-type="string">
            <text:p>Opening</text:p>
          </table:table-cell>
          <table:table-cell office:value-type="string">
            <text:p>Eningopay</text:p>
          </table:table-cell>
        </table:table-row>
        <table:table-row table:style-name="ro1">
          <table:table-cell office:value-type="string">
            <text:p>$OPENING_00</text:p>
          </table:table-cell>
          <table:table-cell office:value-type="string">
            <text:p>*My name is $MCG</text:p>
          </table:table-cell>
          <table:table-cell office:value-type="string">
            <text:p>*Myay amenay isay $MCG</text:p>
          </table:table-cell>
        </table:table-row>
        <table:table-row table:style-name="ro1">
          <table:table-cell office:value-type="string">
            <text:p>$OPENING_10</text:p>
          </table:table-cell>
          <table:table-cell office:value-type="string">
            <text:p>I am dying</text:p>
          </table:table-cell>
          <table:table-cell office:value-type="string">
            <text:p>Iay amay dyingay</text:p>
          </table:table-cell>
        </table:table-row>
        <table:table-row table:style-name="ro1">
          <table:table-cell office:value-type="string">
            <text:p>$OPENING_20</text:p>
          </table:table-cell>
          <table:table-cell office:value-type="string">
            <text:p>They don't wait</text:p>
          </table:table-cell>
          <table:table-cell office:value-type="string">
            <text:p>Eythay on'tday aitway</text:p>
          </table:table-cell>
        </table:table-row>
        <table:table-row table:style-name="ro1">
          <table:table-cell office:value-type="string">
            <text:p>$OPENING_30</text:p>
          </table:table-cell>
          <table:table-cell office:value-type="string">
            <text:p>There's not even time to burn the bodies anymore</text:p>
          </table:table-cell>
          <table:table-cell office:value-type="string">
            <text:p>Ere'sthay otnay enevay imetay otay urnbay ethay odiesbay ymoreanay</text:p>
          </table:table-cell>
        </table:table-row>
        <table:table-row table:style-name="ro1">
          <table:table-cell office:value-type="string">
            <text:p>$OPENING_40</text:p>
          </table:table-cell>
          <table:table-cell office:value-type="string">
            <text:p>Just take them outside of the city</text:p>
          </table:table-cell>
          <table:table-cell office:value-type="string">
            <text:p>Ustjay aketay emthay sideoutay ofay ethay itycay</text:p>
          </table:table-cell>
        </table:table-row>
        <table:table-row table:style-name="ro1">
          <table:table-cell office:value-type="string">
            <text:p>$OPENING_50</text:p>
          </table:table-cell>
          <table:table-cell office:value-type="string">
            <text:p>...and throw them in the Pit</text:p>
          </table:table-cell>
          <table:table-cell office:value-type="string">
            <text:p>...danay rowthay emthay inay ethay Itpa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$HALFWAY_TITLE</text:p>
          </table:table-cell>
          <table:table-cell office:value-type="string">
            <text:p>The Half-Way World</text:p>
          </table:table-cell>
          <table:table-cell office:value-type="string">
            <text:p>Ethay Alfhay-Ayway Orldway</text:p>
          </table:table-cell>
        </table:table-row>
        <table:table-row table:style-name="ro1">
          <table:table-cell office:value-type="string">
            <text:p>$HALFWAY_00</text:p>
          </table:table-cell>
          <table:table-cell office:value-type="string">
            <text:p>ACT I</text:p>
          </table:table-cell>
          <table:table-cell office:value-type="string">
            <text:p>TACAY I</text:p>
          </table:table-cell>
        </table:table-row>
        <table:table-row table:style-name="ro1">
          <table:table-cell office:value-type="string">
            <text:p>$HALFWAY_01</text:p>
          </table:table-cell>
          <table:table-cell office:value-type="string">
            <text:p>*A foot in each world and his soul in the middle,$Nthe dying man sees all things.</text:p>
          </table:table-cell>
          <table:table-cell office:value-type="string">
            <text:p>*A ootfay inay eachay orldway danay ishay oulsay inay ethay iddlemay,$Nethay yingday anmay eesay allay ingsthay.</text:p>
          </table:table-cell>
        </table:table-row>
        <table:table-row table:style-name="ro1">
          <table:table-cell office:value-type="string">
            <text:p>$HALFWAY_02</text:p>
          </table:table-cell>
          <table:table-cell office:value-type="string">
            <text:p>*$N$N$N-Nomad Proverb</text:p>
          </table:table-cell>
          <table:table-cell office:value-type="string">
            <text:p>*$N$N$N-Omadnay Roverpay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4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47M42S</meta:editing-duration>
    <meta:editing-cycles>4</meta:editing-cycles>
    <meta:generator>LibreOffice/3.3$Win32 LibreOffice_project/330m19$Build-202</meta:generator>
    <dc:date>2012-07-20T14:29:58.30</dc:date>
    <dc:creator>Lars Doucet</dc:creator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